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b889e"/>
    </style:style>
    <style:style style:name="P2" style:family="paragraph" style:parent-style-name="Standard">
      <style:paragraph-properties fo:text-align="justify" style:justify-single-word="false"/>
      <style:text-properties officeooo:paragraph-rsid="002e037e"/>
    </style:style>
    <style:style style:name="P3" style:family="paragraph" style:parent-style-name="Standard">
      <style:paragraph-properties fo:text-align="justify" style:justify-single-word="false"/>
      <style:text-properties officeooo:rsid="002e037e" officeooo:paragraph-rsid="002e037e"/>
    </style:style>
    <style:style style:name="P4" style:family="paragraph" style:parent-style-name="Standard">
      <style:paragraph-properties fo:text-align="justify" style:justify-single-word="false"/>
      <style:text-properties officeooo:rsid="00298107" officeooo:paragraph-rsid="002e037e"/>
    </style:style>
    <style:style style:name="P5" style:family="paragraph" style:parent-style-name="Standard">
      <style:paragraph-properties fo:text-align="justify" style:justify-single-word="false"/>
      <style:text-properties officeooo:rsid="003592b7" officeooo:paragraph-rsid="003592b7"/>
    </style:style>
    <style:style style:name="P6" style:family="paragraph" style:parent-style-name="Standard">
      <style:paragraph-properties fo:text-align="justify" style:justify-single-word="false"/>
      <style:text-properties officeooo:rsid="003cdd93" officeooo:paragraph-rsid="003cdd93"/>
    </style:style>
    <style:style style:name="T1" style:family="text">
      <style:text-properties officeooo:rsid="000428e7"/>
    </style:style>
    <style:style style:name="T2" style:family="text">
      <style:text-properties officeooo:rsid="000c405d"/>
    </style:style>
    <style:style style:name="T3" style:family="text">
      <style:text-properties officeooo:rsid="00152ace"/>
    </style:style>
    <style:style style:name="T4" style:family="text">
      <style:text-properties officeooo:rsid="0015ee2e"/>
    </style:style>
    <style:style style:name="T5" style:family="text">
      <style:text-properties officeooo:rsid="00180177"/>
    </style:style>
    <style:style style:name="T6" style:family="text">
      <style:text-properties officeooo:rsid="001ac196"/>
    </style:style>
    <style:style style:name="T7" style:family="text">
      <style:text-properties officeooo:rsid="001d4163"/>
    </style:style>
    <style:style style:name="T8" style:family="text">
      <style:text-properties officeooo:rsid="001e8570"/>
    </style:style>
    <style:style style:name="T9" style:family="text">
      <style:text-properties officeooo:rsid="001ea435"/>
    </style:style>
    <style:style style:name="T10" style:family="text">
      <style:text-properties officeooo:rsid="00247656"/>
    </style:style>
    <style:style style:name="T11" style:family="text">
      <style:text-properties officeooo:rsid="0027332b"/>
    </style:style>
    <style:style style:name="T12" style:family="text">
      <style:text-properties officeooo:rsid="0028078b"/>
    </style:style>
    <style:style style:name="T13" style:family="text">
      <style:text-properties officeooo:rsid="00298107"/>
    </style:style>
    <style:style style:name="T14" style:family="text">
      <style:text-properties officeooo:rsid="002b889e"/>
    </style:style>
    <style:style style:name="T15" style:family="text">
      <style:text-properties officeooo:rsid="002d4e46"/>
    </style:style>
    <style:style style:name="T16" style:family="text">
      <style:text-properties officeooo:rsid="002f2222"/>
    </style:style>
    <style:style style:name="T17" style:family="text">
      <style:text-properties officeooo:rsid="0031138f"/>
    </style:style>
    <style:style style:name="T18" style:family="text">
      <style:text-properties officeooo:rsid="0032d116"/>
    </style:style>
    <style:style style:name="T19" style:family="text">
      <style:text-properties officeooo:rsid="003592b7"/>
    </style:style>
    <style:style style:name="T20" style:family="text">
      <style:text-properties officeooo:rsid="0039652d"/>
    </style:style>
    <style:style style:name="T21" style:family="text">
      <style:text-properties officeooo:rsid="003ae4a3"/>
    </style:style>
    <style:style style:name="T22" style:family="text">
      <style:text-properties officeooo:rsid="003bb5f6"/>
    </style:style>
    <style:style style:name="T23" style:family="text">
      <style:text-properties officeooo:rsid="003cdd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9">Б</text:span><text:span text:style-name="T1">иблиотек</text:span><text:span text:style-name="T19">а представляет собой</text:span><text:span text:style-name="T1"> некий аналог библиотеки <text:s/>Akka в Java, </text:span><text:span text:style-name="T5">систему акторов, <text:s/>осуществляющих взаимодействие между собой посредством сообщений. </text:span><text:span text:style-name="T10">Основное отличие от Akka — </text:span><text:span text:style-name="T14">изначально поддерживаемая </text:span><text:span text:style-name="T10">динамическая загрузка акторов из внешних библиотек. </text:span><text:span text:style-name="T2">Состояние проекта можно охарактеризовать как MVP (minimum viable product - минимально жизнеспособный продукт). </text:span><text:span text:style-name="T14">К преимуществам системы можно отнести возможность</text:span><text:span text:style-name="T11"> распространять акторы между процесс</text:span><text:span text:style-name="T13">ами</text:span><text:span text:style-name="T11"> и хостами, </text:span><text:span text:style-name="T12">не перезапуская систему, строить и конфигурировать систему из набора готовых блоков, </text:span><text:span text:style-name="T14">которые могут храниться как в общедоступных, так и в приватных</text:span><text:span text:style-name="T12"> репозитари</text:span><text:span text:style-name="T14">ях</text:span><text:span text:style-name="T12"> готовых решений. </text:span><text:span text:style-name="T15">Динамиче</text:span><text:span text:style-name="T22">с</text:span><text:span text:style-name="T15">кое распространение кода позволяет отнести систему к классу серверов приложений/микросервисов начального уровня.</text:span></text:p>
      <text:p text:style-name="P3">В настоящее время система не отличается высокой производительностью, с другой стороны Python подде<text:span text:style-name="T22">р</text:span>живает интеграцию с Си, что открывает почти «безграничные» возможности для оптимизации.</text:p>
      <text:p text:style-name="P2"><text:span text:style-name="T4">В</text:span><text:span text:style-name="T3"> Python <text:s/>недоступны потоки в их общепринятом понимании, </text:span><text:span text:style-name="T6">это обусловлено наличием GIL (Global Interpreter Lock - Глобальная Блокировка Интерпретатора). </text:span><text:span text:style-name="T7">Тем не менее, для утилизации вычислительной мощности многоядерных, многопроцессорных систем был на</text:span><text:span text:style-name="T8">й</text:span><text:span text:style-name="T7">ден простой выход — </text:span><text:span text:style-name="T8">запуск нескольких процессов, каждый из которых содержит свой интерпретатор </text:span><text:span text:style-name="T9">и свой исполняемый код</text:span><text:span text:style-name="T8">, и осуществление связи между </text:span><text:span text:style-name="T9">этими </text:span><text:span text:style-name="T8">процессами. </text:span><text:span text:style-name="T16">В </text:span><text:span text:style-name="T23">библиотеке</text:span><text:span text:style-name="T16"> связь между процессами и хостами осуществляется по TCP-каналам, обмен производится с помощью унифицированных JSON-сообщений, как внутри процессов так и между ними. </text:span><text:span text:style-name="T17">Это позволяет, с</text:span><text:span text:style-name="T16">оздавая аналогичные библиотеки для других языков, </text:span><text:span text:style-name="T17">получить мультиязычные сервера, утилизиру</text:span><text:span text:style-name="T18">ющие</text:span><text:span text:style-name="T17"> преимущества каждой </text:span><text:span text:style-name="T18">из </text:span><text:span text:style-name="T17">платформ.</text:span></text:p>
      <text:p text:style-name="P6">В Python есть проблема конфликта зависимостей, другими словами, мы не можем загрузить две различные версии одного и того же пакета. Библиотека позволяет обойти эти ограничения. Акторы, ссылающиеся на различные версии нужного пакета, могут быть размещены в разных процессах и не создавать конфликта, поскольку процессы являются, практически, изолированными друг от друга.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3T13:58:03.180174278</meta:creation-date>
    <dc:date>2023-11-03T15:19:21.510870273</dc:date>
    <meta:editing-duration>PT4H34M3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54" meta:character-count="2060" meta:non-whitespace-character-count="1804"/>
  </office:meta>
</office:document-meta>
</file>